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span text:style-name="T2">Employee Management System</text:span></text:p>
      <text:p text:style-name="Standard"><text:span text:style-name="T2"><text:tab/><text:tab/></text:span><text:a xlink:type="simple" xlink:href="python://for each=&quot;obj in objects&quot;"><text:span text:style-name="T2">loop</text:span></text:a></text:p>
      <text:p text:style-name="Standard"><text:span text:style-name="T2"/></text:p>
      <text:p text:style-name="Standard"><text:span text:style-name="T2">Department Name: </text:span><text:a xlink:type="simple" xlink:href="python://obj.name or&quot;&quot;"><text:span text:style-name="T3">name</text:span></text:a></text:p>
      <text:p text:style-name="Standard"><text:span text:style-name="T2"/></text:p>
      <text:p text:style-name="Standard"><text:span text:style-name="T2">Salary: </text:span><text:a xlink:type="simple" xlink:href="python://obj.salary or 0.0"><text:span text:style-name="T3">salary</text:span></text:a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<text:s text:c="20"/>NAME</text:p>
          </table:table-cell>
          <table:table-cell table:style-name="Table1.A1" office:value-type="string">
            <text:p text:style-name="P4"><text:s text:c="12"/>Company Name</text:p>
          </table:table-cell>
          <table:table-cell table:style-name="Table1.C1" office:value-type="string">
            <text:p text:style-name="Table_20_Contents"><text:s text:c="19"/><text:span text:style-name="T1">Gender</text:span></text:p>
          </table:table-cell>
        </table:table-row>
        <table:table-row>
          <table:table-cell table:style-name="Table1.A2" office:value-type="string">
            <text:p text:style-name="Table_20_Contents"><text:a xlink:type="simple" xlink:href="python://for each=&quot;line in obj.employee_ids&quot;">loop</text:a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a xlink:type="simple" xlink:href="python://line.name or&quot;&quot;">name</text:a></text:p>
          </table:table-cell>
          <table:table-cell table:style-name="Table1.A2" office:value-type="string">
            <text:p text:style-name="P5"><text:a xlink:type="simple" xlink:href="python://line.emp_company.name">company</text:a></text:p>
          </table:table-cell>
          <table:table-cell table:style-name="Table1.C2" office:value-type="string">
            <text:p text:style-name="P5"><text:a xlink:type="simple" xlink:href="python://line.gender or False">gender</text:a></text:p>
          </table:table-cell>
        </table:table-row>
        <table:table-row>
          <table:table-cell table:style-name="Table1.A2" office:value-type="string">
            <text:p text:style-name="Table_20_Contents"><text:a xlink:type="simple" xlink:href="python:///for">end</text:a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a xlink:type="simple" xlink:href="python:///for"><text:span text:style-name="T2">end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6:03:56</meta:creation-date>
    <dc:date>2015-02-11T16:34:20</dc:date>
    <meta:editing-duration>PT11M4S</meta:editing-duration>
    <meta:editing-cycles>13</meta:editing-cycles>
    <meta:generator>LibreOffice/3.5$Linux_x86 LibreOffice_project/350m1$Build-2</meta:generator>
    <meta:document-statistic meta:table-count="1" meta:image-count="0" meta:object-count="0" meta:page-count="1" meta:paragraph-count="13" meta:word-count="19" meta:character-count="171" meta:non-whitespace-character-count="108"/>
  </office:meta>
</office:document-meta>
</file>